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4294" officeooo:paragraph-rsid="001a4294"/>
    </style:style>
    <style:style style:name="P2" style:family="paragraph" style:parent-style-name="Standard">
      <style:text-properties officeooo:rsid="001a4294" officeooo:paragraph-rsid="001a4294"/>
    </style:style>
    <style:style style:name="P3" style:family="paragraph" style:parent-style-name="Standard">
      <style:text-properties officeooo:paragraph-rsid="001a4294"/>
    </style:style>
    <style:style style:name="P4" style:family="paragraph" style:parent-style-name="Standard">
      <style:text-properties officeooo:rsid="001dbc02" officeooo:paragraph-rsid="001dbc02"/>
    </style:style>
    <style:style style:name="P5" style:family="paragraph" style:parent-style-name="Standard">
      <style:text-properties officeooo:rsid="0021812b" officeooo:paragraph-rsid="0021812b"/>
    </style:style>
    <style:style style:name="P6" style:family="paragraph" style:parent-style-name="Standard">
      <style:text-properties officeooo:rsid="002c19be" officeooo:paragraph-rsid="002c19be"/>
    </style:style>
    <style:style style:name="P7" style:family="paragraph" style:parent-style-name="Standard">
      <style:text-properties officeooo:rsid="002e6ffc" officeooo:paragraph-rsid="002e6ffc"/>
    </style:style>
    <style:style style:name="P8" style:family="paragraph" style:parent-style-name="Standard">
      <style:text-properties officeooo:rsid="003150fd" officeooo:paragraph-rsid="003150fd"/>
    </style:style>
    <style:style style:name="P9" style:family="paragraph" style:parent-style-name="Standard">
      <style:text-properties officeooo:rsid="00344099" officeooo:paragraph-rsid="00344099"/>
    </style:style>
    <style:style style:name="P10" style:family="paragraph" style:parent-style-name="Standard">
      <style:text-properties officeooo:rsid="003601ec" officeooo:paragraph-rsid="003601ec"/>
    </style:style>
    <style:style style:name="T1" style:family="text">
      <style:text-properties officeooo:rsid="001a4294"/>
    </style:style>
    <style:style style:name="T2" style:family="text">
      <style:text-properties officeooo:rsid="001b1433"/>
    </style:style>
    <style:style style:name="T3" style:family="text">
      <style:text-properties officeooo:rsid="001c68f2"/>
    </style:style>
    <style:style style:name="T4" style:family="text">
      <style:text-properties officeooo:rsid="001dbc02"/>
    </style:style>
    <style:style style:name="T5" style:family="text">
      <style:text-properties officeooo:rsid="001f112b"/>
    </style:style>
    <style:style style:name="T6" style:family="text">
      <style:text-properties officeooo:rsid="0020e6d0"/>
    </style:style>
    <style:style style:name="T7" style:family="text">
      <style:text-properties officeooo:rsid="002263df"/>
    </style:style>
    <style:style style:name="T8" style:family="text">
      <style:text-properties officeooo:rsid="00243e43"/>
    </style:style>
    <style:style style:name="T9" style:family="text">
      <style:text-properties officeooo:rsid="0025e7aa"/>
    </style:style>
    <style:style style:name="T10" style:family="text">
      <style:text-properties officeooo:rsid="0027516a"/>
    </style:style>
    <style:style style:name="T11" style:family="text">
      <style:text-properties officeooo:rsid="0028fb07"/>
    </style:style>
    <style:style style:name="T12" style:family="text">
      <style:text-properties officeooo:rsid="002aac63"/>
    </style:style>
    <style:style style:name="T13" style:family="text">
      <style:text-properties officeooo:rsid="002dccdb"/>
    </style:style>
    <style:style style:name="T14" style:family="text">
      <style:text-properties officeooo:rsid="002fa1ea"/>
    </style:style>
    <style:style style:name="T15" style:family="text">
      <style:text-properties officeooo:rsid="003150fd"/>
    </style:style>
    <style:style style:name="T16" style:family="text">
      <style:text-properties officeooo:rsid="0032d818"/>
    </style:style>
    <style:style style:name="T17" style:family="text">
      <style:text-properties officeooo:rsid="00340387"/>
    </style:style>
    <style:style style:name="T18" style:family="text">
      <style:text-properties officeooo:rsid="003601ec"/>
    </style:style>
    <style:style style:name="T19" style:family="text">
      <style:text-properties officeooo:rsid="0037c3c5"/>
    </style:style>
    <style:style style:name="T20" style:family="text">
      <style:text-properties officeooo:rsid="0038f079"/>
    </style:style>
    <style:style style:name="T21" style:family="text">
      <style:text-properties officeooo:rsid="003a214a"/>
    </style:style>
    <style:style style:name="T22" style:family="text">
      <style:text-properties officeooo:rsid="003b879b"/>
    </style:style>
    <style:style style:name="T23" style:family="text">
      <style:text-properties officeooo:rsid="003d56e9"/>
    </style:style>
    <style:style style:name="T24" style:family="text">
      <style:text-properties officeooo:rsid="003f4b28"/>
    </style:style>
    <style:style style:name="T25" style:family="text">
      <style:text-properties officeooo:rsid="00463957"/>
    </style:style>
    <style:style style:name="T26" style:family="text">
      <style:text-properties officeooo:rsid="0046dc75"/>
    </style:style>
    <style:style style:name="T27" style:family="text">
      <style:text-properties officeooo:rsid="0046f48c"/>
    </style:style>
    <style:style style:name="T28" style:family="text">
      <style:text-properties officeooo:rsid="00477d5a"/>
    </style:style>
    <style:style style:name="T29" style:family="text">
      <style:text-properties officeooo:rsid="004a55ce"/>
    </style:style>
    <style:style style:name="T30" style:family="text">
      <style:text-properties officeooo:rsid="004afed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game</text:p>
      <text:p text:style-name="P1"/>
      <text:p text:style-name="P1">Point and click</text:p>
      <text:p text:style-name="P3"><text:span text:style-name="T1"><text:tab/>-</text:span><text:span text:style-name="T10">Implement pathfinding</text:span></text:p>
      <text:p text:style-name="P3"><text:tab/><text:tab/>-<text:span text:style-name="T11">Check if click coordinate intersects with a line?</text:span></text:p>
      <text:p text:style-name="P3"><text:tab/><text:tab/><text:tab/>-<text:span text:style-name="T12">Could be shitty in case player has to move around corner</text:span></text:p>
      <text:p text:style-name="P3"><text:tab/>-<text:span text:style-name="T11">Player has to be x pixels away from object to interact</text:span></text:p>
      <text:p text:style-name="P1"><text:tab/>-<text:span text:style-name="T2">Usage of deltatime</text:span></text:p>
      <text:p text:style-name="P1"><text:tab/>-Clicking on empty area moves character there</text:p>
      <text:p text:style-name="P1"><text:tab/>-Clicking on object performs function</text:p>
      <text:p text:style-name="P1"><text:tab/>-Right click to inspect, left click to use</text:p>
      <text:p text:style-name="P1"><text:tab/>-Grid inventory</text:p>
      <text:p text:style-name="P1"><text:tab/><text:tab/>-Open inventory by scrolling down</text:p>
      <text:p text:style-name="P1"><text:tab/><text:tab/>-Get out of inventory by scrolling up or moving mouse to the edge</text:p>
      <text:p text:style-name="P1"><text:tab/><text:tab/>-Grab items with left click</text:p>
      <text:p text:style-name="P1"/>
      <text:p text:style-name="P1">Level editor:</text:p>
      <text:p text:style-name="P1"><text:tab/>-2 modes, debug and play</text:p>
      <text:p text:style-name="P1"><text:tab/><text:tab/>-Debug mode can draw boundaries, show object hitbox, show object properties and <text:tab/><text:tab/><text:tab/> components</text:p>
      <text:p text:style-name="P1"><text:tab/>-Can draw boundaries</text:p>
      <text:p text:style-name="P1"><text:tab/><text:tab/>-Draw a line by clicking 2 points</text:p>
      <text:p text:style-name="P1"><text:tab/><text:tab/>-Store line data</text:p>
      <text:p text:style-name="P1"><text:tab/><text:tab/>-Line as a class that stores x, y, length and drawing <text:span text:style-name="T4">if debug mode?</text:span></text:p>
      <text:p text:style-name="P1"><text:tab/>-<text:span text:style-name="T15">Can add “doors” to get from room to room and activate events</text:span></text:p>
      <text:p text:style-name="P1"><text:tab/>-Add items to rooms</text:p>
      <text:p text:style-name="P1"><text:tab/>-Insert background image, add objects then save</text:p>
      <text:p text:style-name="P1"><text:tab/>-<text:span text:style-name="T3">Store room data as json file?</text:span></text:p>
      <text:p text:style-name="P1"><text:tab/><text:tab/>-<text:span text:style-name="T3">Data consists of background image, sprites, sprite coordinates, drawn boundaries and <text:tab/><text:tab/><text:tab/> background music</text:span></text:p>
      <text:p text:style-name="P1"><text:tab/>-<text:span text:style-name="T5">Cutscene editor</text:span></text:p>
      <text:p text:style-name="P1"><text:tab/><text:tab/>-<text:span text:style-name="T5">Room background</text:span></text:p>
      <text:p text:style-name="P1"><text:tab/><text:tab/>-<text:span text:style-name="T5">Create points to move objects </text:span><text:span text:style-name="T16">between</text:span></text:p>
      <text:p text:style-name="P1"><text:tab/><text:tab/>-<text:span text:style-name="T5">Cutscene dialogue</text:span></text:p>
      <text:p text:style-name="P1"><text:tab/><text:tab/>-<text:span text:style-name="T17">Store cutscenes as different files from room data</text:span></text:p>
      <text:p text:style-name="P1"><text:tab/><text:tab/>-”<text:span text:style-name="T17">Animations” stored in order given, order can be changed?</text:span></text:p>
      <text:p text:style-name="P1"/>
      <text:p text:style-name="P1">Rooms:</text:p>
      <text:p text:style-name="P1"><text:tab/>-Background</text:p>
      <text:p text:style-name="P1"><text:tab/>-Objects</text:p>
      <text:p text:style-name="P1"><text:tab/>-<text:span text:style-name="T26">Backgrounds can be animated with several background frames?</text:span></text:p>
      <text:p text:style-name="P1"><text:tab/>-<text:span text:style-name="T27">Of set size, size will be changed with game resolution</text:span></text:p>
      <text:p text:style-name="P1"><text:tab/>-<text:span text:style-name="T28">Object coordinates could be stored as variables instead of absolute values</text:span></text:p>
      <text:p text:style-name="P1"><text:tab/> <text:span text:style-name="T28">to accommodate for different resolutions?</text:span></text:p>
      <text:p text:style-name="P1"><text:tab/><text:tab/>-<text:span text:style-name="T29">Take absolute value inputted for object, divide that by resolution to get rough</text:span></text:p>
      <text:p text:style-name="P1"><text:tab/><text:tab/> <text:span text:style-name="T29">percentage values?</text:span></text:p>
      <text:p text:style-name="P1">Objects:</text:p>
      <text:p text:style-name="P1"><text:tab/>-X, Y, Z coordinates</text:p>
      <text:p text:style-name="P1"><text:tab/>-Sprite</text:p>
      <text:p text:style-name="P1"><text:soft-page-break/><text:tab/>-<text:span text:style-name="T21">Sprite animations</text:span></text:p>
      <text:p text:style-name="P1"><text:tab/><text:tab/>-<text:span text:style-name="T21">Speech animation, </text:span><text:span text:style-name="T22">use animations, </text:span><text:span text:style-name="T25">idle animations</text:span></text:p>
      <text:p text:style-name="P1"><text:tab/>-Interact function</text:p>
      <text:p text:style-name="P1"><text:tab/>-Inspect function</text:p>
      <text:p text:style-name="P1"><text:tab/>-Draw function</text:p>
      <text:p text:style-name="P1"><text:tab/>-Components</text:p>
      <text:p text:style-name="P1"><text:tab/><text:tab/>-Inspect function (perform a function, if none given, return inspect text)</text:p>
      <text:p text:style-name="P3"><text:tab/><text:tab/>-<text:span text:style-name="T1">Speech</text:span></text:p>
      <text:p text:style-name="P3"><text:tab/><text:tab/><text:tab/>-<text:span text:style-name="T6">If object has speech, it can be talked to</text:span></text:p>
      <text:p text:style-name="P3"><text:tab/><text:tab/><text:tab/>-<text:span text:style-name="T6">Store dialogues in dialogue trees in json files?</text:span></text:p>
      <text:p text:style-name="P3"><text:tab/><text:tab/>-<text:span text:style-name="T2">Interact function (perform a function, if none given, then </text:span><text:span text:style-name="T4">play special speech</text:span><text:span text:style-name="T2">)</text:span></text:p>
      <text:p text:style-name="P4">Player:</text:p>
      <text:p text:style-name="P4"><text:tab/>-<text:span text:style-name="T23">This could probably just be merged with objects, as the player is just a more limited object</text:span></text:p>
      <text:p text:style-name="P1"><text:tab/>-<text:span text:style-name="T4">X, Y, Z coordinates</text:span></text:p>
      <text:p text:style-name="P1"><text:tab/>-<text:span text:style-name="T4">Sprite</text:span></text:p>
      <text:p text:style-name="P1"><text:tab/><text:tab/>-<text:span text:style-name="T21">Animations, idle, speech, usage, possibly different use animations for items</text:span></text:p>
      <text:p text:style-name="P1"><text:tab/>-<text:span text:style-name="T4">Draw function</text:span></text:p>
      <text:p text:style-name="P1"><text:tab/>-<text:span text:style-name="T4">Use function</text:span></text:p>
      <text:p text:style-name="P1"><text:tab/><text:tab/>-<text:span text:style-name="T4">Takes item and object as a parameter, or None if no item used</text:span></text:p>
      <text:p text:style-name="P1"><text:tab/><text:tab/>-<text:span text:style-name="T4">Activates on left click</text:span></text:p>
      <text:p text:style-name="P1"><text:tab/>-<text:span text:style-name="T4">Inspect function</text:span></text:p>
      <text:p text:style-name="P1"><text:tab/><text:tab/>-<text:span text:style-name="T5">Takes object as a parameter, then performs it’s inspect function</text:span></text:p>
      <text:p text:style-name="P1"/>
      <text:p text:style-name="P5">Progress/state:</text:p>
      <text:p text:style-name="P5"><text:tab/>-<text:span text:style-name="T7">Have multiple states to track puzzle completion</text:span></text:p>
      <text:p text:style-name="P5"><text:tab/>-<text:span text:style-name="T8">Each state is for a “chapter”, state values won’t be shared between states.</text:span></text:p>
      <text:p text:style-name="P5"><text:tab/>-<text:span text:style-name="T9">Only one state can be altered at a time</text:span></text:p>
      <text:p text:style-name="P5"><text:tab/>-<text:span text:style-name="T10">Have use, inspect and speech functions alter these values</text:span></text:p>
      <text:p text:style-name="P5"/>
      <text:p text:style-name="P6">Game state:</text:p>
      <text:p text:style-name="P6"><text:tab/>-Get current room/menu</text:p>
      <text:p text:style-name="P6"><text:tab/>-Handle audio playing and sending data to draw function</text:p>
      <text:p text:style-name="P6"><text:tab/>-Handle logic <text:span text:style-name="T13">between puzzles</text:span></text:p>
      <text:p text:style-name="P7"/>
      <text:p text:style-name="P7">Drawing:</text:p>
      <text:p text:style-name="P7"><text:tab/>-Gets objects as parameter, then gets those object’s coordinates</text:p>
      <text:p text:style-name="P7"><text:tab/>-<text:span text:style-name="T14">Draws by Z order</text:span></text:p>
      <text:p text:style-name="P8"><text:tab/>-Displays current room</text:p>
      <text:p text:style-name="P9">Menu:</text:p>
      <text:p text:style-name="P9"><text:tab/>-Room without player</text:p>
      <text:p text:style-name="P9"><text:tab/>-Yeah that’s pretty much it, simple, no?</text:p>
      <text:p text:style-name="P9"><text:tab/>-No inspect, only use function</text:p>
      <text:p text:style-name="P9"><text:tab/>-<text:span text:style-name="T18">If I can’t figure this out, just make so you left click on things then have the game state handle it</text:span></text:p>
      <text:p text:style-name="P9"/>
      <text:p text:style-name="P10">Dialogue:</text:p>
      <text:p text:style-name="P10"><text:tab/>-Coloured text above object talking</text:p>
      <text:p text:style-name="P10"><text:tab/>-Inspect text is above player</text:p>
      <text:p text:style-name="P10"><text:tab/>-<text:span text:style-name="T19">Dialogue options are in a black box at the bottom of the screen, numbered</text:span></text:p>
      <text:p text:style-name="P10"><text:tab/>-<text:span text:style-name="T20">Implement some clever way to handle the dialogue trees so they may be easily edited</text:span></text:p>
      <text:p text:style-name="P10"><text:soft-page-break/><text:tab/><text:tab/>-<text:span text:style-name="T20">Able to modify them in the level editor?</text:span></text:p>
      <text:p text:style-name="P10"><text:tab/><text:tab/>-<text:span text:style-name="T20">Create a function to parse through the text to enable branching?</text:span></text:p>
      <text:p text:style-name="P10"><text:tab/><text:tab/>-<text:span text:style-name="T20">Ideally able to easily add more dialogue with python or some type of scripting</text:span></text:p>
      <text:p text:style-name="P10"><text:tab/>-<text:span text:style-name="T24">Dialogue trees are attached to objects that are activated with the “use” functi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7T20:34:51.320078252</meta:creation-date>
    <meta:generator>LibreOffice/6.4.7.2$Linux_X86_64 LibreOffice_project/40$Build-2</meta:generator>
    <dc:date>2021-01-17T21:44:07.782663155</dc:date>
    <meta:editing-duration>PT1H1M57S</meta:editing-duration>
    <meta:editing-cycles>44</meta:editing-cycles>
    <meta:document-statistic meta:table-count="0" meta:image-count="0" meta:object-count="0" meta:page-count="3" meta:paragraph-count="93" meta:word-count="579" meta:character-count="3659" meta:non-whitespace-character-count="3048"/>
  </office:meta>
</office:document-meta>
</file>